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i</text:p>
          </table:table-cell>
          <table:table-cell office:value-type="string">
            <text:p>Liitä ei~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i</text:p>
          </table:table-cell>
          <table:table-cell office:value-type="string">
            <text:p>Valitse ~luonnollinen järjestys</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i</text:p>
          </table:table-cell>
          <table:table-cell office:value-type="string">
            <text:p>Tallenna ~Krafiikka..</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i</text:p>
          </table:table-cell>
          <table:table-cell office:value-type="string">
            <text:p>\&lt;bookmark_value\&gt;järjestys; valinnat tietokanta sarjoille\&lt;/bookmark_value\&gt;\&lt;bookmark_value\&gt;järjestys;Aasian kielet\&lt;/bookmark_value\&gt;\&lt;bookmark_value\&gt;Aasian kielet;järjestys\&lt;/bookmark_value\&gt;\&lt;bookmark_value\&gt;Puhelinluettelon järjestys säännöt\&lt;/bookmark_value\&gt;\&lt;bookmark_value\&gt;luonnollisen järjestyksen algoritmi\&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i</text:p>
          </table:table-cell>
          <table:table-cell office:value-type="string">
            <text:p>bookmark_value\&gt;Puhelinluettelon järjestys säännö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i</text:p>
          </table:table-cell>
          <table:table-cell office:value-type="string">
            <text:p><text:s/>\&lt;ahelp hid=\"SC:CHECKBOX:RID_SCPAGE_SORT_OPTIONS:BTN_NATURALSORT\"\&gt;Luonnollinen järjestys on järjestys algoritmi joka järjestää <text:s/>kirjainalkuiset numerosarjat numeerisen elementin mukaan, perinteisen kirjain järjestämisen sijaan.\&lt;/ahelp\&gt;Esimerkiksi , oletetaan että sinulla on sarja arvoja kuten , A1, A2, A3, A4, A5, A6, ..., A19, A20, A21. Näitä järjestettäessä sarjasta tulee A1, A11, A12, A13, ..., A19, A2, A20, A21, A3, A4, A5, ..., A9. Tämä järjestämis käyttäytyminen on selvää sellaisille henkilöille jotka ymmärtävät järjestämis mekanismin, muille tämä tuntuu olevan täysin outoa, suorastaan sopimaton. Luonnollisen järjestämisen ollessa valittuna , tälläiset arvot järjestyvät "oikein", mikä parantaa järjestämisen käytettävyyttä ja operaatioita yleensäkin.</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i</text:p>
          </table:table-cell>
          <table:table-cell office:value-type="string">
            <text:p>Työkalu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i</text:p>
          </table:table-cell>
          <table:table-cell office:value-type="string">
            <text:p>Käytännölliset %PRODUCTNAME <text:s/>työkalut sisältävät erinäisiä Kallerioita, Sapluuna pohjia, Malli dokumentteja ja Fontte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K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PRODUCTNAME Kalleria sisältää yli 2900 elementtiä erilaisissa teemoiss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Sapluuna poh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Tee täydellisiä dokumenttejä sekunneissa sapluuna pohjill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it ovat hyviä oppimise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PRODUCTNAME 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Mainostu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PRODUCTNAME Mainostus materiaal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Font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Vaihtoehtoiset fontit %PRODUCTNAME ja muille tuotteill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SVG tuomin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Tuki SVG:n tuomiselle</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äyttäjän opas</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i</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26:10</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24:52</meta:creation-date>
    <dc:creator>Kálmán Szalai</dc:creator>
    <dc:date>2007-06-20T13:26:10</dc: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